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7e0021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99ccff" draw:fill-gradient-name="Gradient_20_7" draw:fill-hatch-name="Hatch_20_1" draw:fill-image-name="Bitmape_20_1" draw:textarea-horizontal-align="justify" draw:textarea-vertical-align="middle" draw:auto-grow-height="false" fo:padding-top="0.08cm" fo:padding-bottom="0.08cm" fo:padding-left="0.205cm" fo:padding-right="0.205cm" draw:shadow="hidden" draw:shadow-offset-x="0.1cm" draw:shadow-offset-y="0.1cm" draw:shadow-color="#808080"/>
    </style:style>
    <style:style style:name="gr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0" style:family="graphic" style:parent-style-name="standard">
      <style:graphic-properties draw:stroke="none" draw:stroke-dash="Fine_20_Dashed" svg:stroke-width="0.01cm" draw:marker-start-width="0.215cm" draw:marker-end-width="0.215cm" draw:fill="none" draw:fill-color="#ffffff" draw:fill-gradient-name="Gradient_20_7" draw:textarea-horizontal-align="left" draw:auto-grow-width="true" draw:shadow-offset-x="0.1cm" draw:shadow-offset-y="0.1cm"/>
    </style:style>
    <style:style style:name="gr11" style:family="graphic" style:parent-style-name="standard" style:list-style-name="L1">
      <style:graphic-properties draw:stroke="none" draw:stroke-dash="Fine_20_Dashed" svg:stroke-width="0.01cm" svg:stroke-color="#000000" draw:marker-start="" draw:marker-start-width="0.215cm" draw:marker-start-center="false" draw:marker-end="" draw:marker-end-width="0.21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12" style:family="graphic" style:parent-style-name="standard">
      <style:graphic-properties draw:stroke-dash="Fine_20_Dashed" svg:stroke-width="0.01cm" draw:marker-start-width="0.215cm" draw:marker-end-width="0.215cm" draw:fill-color="#7e0021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1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1" style:family="graphic" style:parent-style-name="standard">
      <style:graphic-properties draw:stroke-dash="Fine_20_Dashed" svg:stroke-width="0.01cm" draw:marker-start-width="0.215cm" draw:marker-end-width="0.215cm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2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ff420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ff420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ff420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ff420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ff420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ff420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ff420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ff420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ff420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ff420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ff420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ff420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ff420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ff420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ff420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99ccff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ff420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4" style:family="graphic" style:parent-style-name="standard">
      <style:graphic-properties draw:stroke-dash="Fine_20_Dashed" svg:stroke-width="0.01cm" svg:stroke-color="#ff420e" draw:marker-start-width="0.215cm" draw:marker-end-width="0.215cm" draw:fill-color="#ff420e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45" style:family="graphic" style:parent-style-name="standard">
      <style:graphic-properties draw:stroke="none" draw:stroke-dash="Fine_20_Dashed" svg:stroke-width="0.1cm" draw:marker-start-width="0.45cm" draw:marker-end-width="0.45cm" draw:fill="none" draw:fill-color="#ffffff" draw:fill-gradient-name="Gradient_20_7" draw:textarea-horizontal-align="left" draw:auto-grow-width="true" draw:shadow-offset-x="0.1cm" draw:shadow-offset-y="0.1cm"/>
    </style:style>
    <style:style style:name="gr46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4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6" style:family="graphic" style:parent-style-name="standard">
      <style:graphic-properties draw:stroke-dash="Fine_20_Dashed" svg:stroke-width="0.01cm" svg:stroke-color="#7e0021" draw:marker-start-width="0.215cm" draw:marker-end-width="0.215cm" draw:fill="solid" draw:fill-color="#7e0021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57" style:family="graphic" style:parent-style-name="standard">
      <style:graphic-properties draw:stroke-dash="Fine_20_Dashed" svg:stroke-width="0.01cm" svg:stroke-color="#83caff" draw:marker-start-width="0.215cm" draw:marker-end-width="0.215cm" draw:fill="solid" draw:fill-color="#83caff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58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5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7e0021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'Euphemia UCAS'" style:font-style-name="Regular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family="'Euphemia UCAS'" style:font-style-name="Regular" style:font-pitch="variable"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  <style:text-properties fo:color="#ffffff" fo:font-family="'Euphemia UCAS'" style:font-style-name="Regular" style:font-pitch="variable" fo:font-size="14pt" style:font-size-asian="14pt" style:font-size-complex="14pt"/>
    </style:style>
    <style:style style:name="P8" style:family="paragraph">
      <style:paragraph-properties fo:text-align="center"/>
      <style:text-properties fo:color="#000000" fo:font-family="'Euphemia UCAS'" style:font-style-name="Regular" style:font-pitch="variable"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color="#000000" fo:font-family="'Euphemia UCAS'" style:font-style-name="Regular" style:font-pitch="variable" fo:font-size="12pt" fo:font-style="italic" style:font-size-asian="12pt" style:font-style-asian="italic" style:font-size-complex="12pt" style:font-style-complex="italic"/>
    </style:style>
    <style:style style:name="P12" style:family="paragraph">
      <style:text-properties fo:color="#000000" fo:font-family="'Euphemia UCAS'" style:font-style-name="Regular" style:font-pitch="variable"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'Euphemia UCAS'" style:font-style-name="Regular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ffffff" style:text-outline="false" style:text-line-through-style="none" fo:font-family="'Euphemia UCAS'" style:font-style-name="Regular" style:font-pitch="variable" fo:font-size="8pt" fo:font-style="normal" fo:text-shadow="none" style:text-underline-style="none" fo:font-weight="normal" style:letter-kerning="true" style:font-family-asian="'Arial Unicode MS'" style:font-family-generic-asian="system" style:font-pitch-asian="variable" style:font-size-asian="8pt" style:font-style-asian="normal" style:font-weight-asian="normal" style:font-family-complex="Tahoma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'Euphemia UCAS'" style:font-style-name="Regular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5cm" svg:height="1.4cm" svg:x="15.401cm" svg:y="15.4cm">
          <text:p text:style-name="P1"><text:span text:style-name="T1">Domain</text:span><text:span text:style-name="T1"><text:line-break/></text:span><text:span text:style-name="T1">Service</text:span></text:p>
        </draw:rect>
        <draw:custom-shape draw:style-name="gr2" draw:text-style-name="P3" draw:layer="layout" svg:width="10.5cm" svg:height="9.5cm" svg:x="6.601cm" svg:y="3.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3" draw:text-style-name="P3" draw:id="id5" draw:layer="layout" svg:width="0.5cm" svg:height="0.5cm" svg:x="7.8cm" svg:y="5cm">
          <text:p/>
        </draw:circle>
        <draw:connector draw:style-name="gr4" draw:text-style-name="P3" draw:layer="layout" draw:type="curve" svg:x1="4.201cm" svg:y1="11.9cm" svg:x2="7.8cm" svg:y2="10.65cm" draw:start-shape="id1" draw:start-glue-point="1" draw:end-shape="id2" draw:end-glue-point="3" svg:d="m4201 11900c2700 0 901-1250 3599-1250">
          <text:p/>
        </draw:connector>
        <draw:connector draw:style-name="gr5" draw:text-style-name="P3" draw:layer="layout" draw:type="curve" svg:x1="4.2cm" svg:y1="10.4cm" svg:x2="7.8cm" svg:y2="10.65cm" draw:start-shape="id3" draw:start-glue-point="1" draw:end-shape="id2" draw:end-glue-point="3" svg:d="m4200 10400c2700 0 900 250 3600 250">
          <text:p/>
        </draw:connector>
        <draw:connector draw:style-name="gr6" draw:text-style-name="P3" draw:layer="layout" draw:type="curve" svg:x1="4.2cm" svg:y1="6.6cm" svg:x2="7.8cm" svg:y2="5.25cm" draw:start-shape="id4" draw:start-glue-point="1" draw:end-shape="id5" draw:end-glue-point="3" svg:d="m4200 6600c2700 0 900-1350 3600-1350">
          <text:p/>
        </draw:connector>
        <draw:connector draw:style-name="gr7" draw:text-style-name="P3" draw:layer="layout" draw:type="curve" svg:x1="4.2cm" svg:y1="13.4cm" svg:x2="7.8cm" svg:y2="10.65cm" draw:start-shape="id6" draw:start-glue-point="1" draw:end-shape="id2" draw:end-glue-point="3" svg:d="m4200 13400c2700 0 900-2750 3600-2750">
          <text:p/>
        </draw:connector>
        <draw:connector draw:style-name="gr8" draw:text-style-name="P3" draw:layer="layout" draw:type="curve" svg:x1="4.201cm" svg:y1="2.1cm" svg:x2="7.8cm" svg:y2="5.25cm" draw:start-shape="id7" draw:start-glue-point="1" draw:end-shape="id5" draw:end-glue-point="3" svg:d="m4201 2100c2700 0 901 3150 3599 3150">
          <text:p/>
        </draw:connector>
        <draw:connector draw:style-name="gr9" draw:text-style-name="P3" draw:layer="layout" draw:type="curve" svg:x1="4.201cm" svg:y1="8.9cm" svg:x2="7.8cm" svg:y2="10.65cm" draw:start-shape="id8" draw:start-glue-point="1" draw:end-shape="id2" draw:end-glue-point="3" svg:d="m4201 8900c2700 0 901 1750 3599 1750">
          <text:p/>
        </draw:connector>
        <draw:frame draw:style-name="gr10" draw:text-style-name="P4" draw:layer="layout" svg:width="2.233cm" svg:height="0.916cm" svg:x="8.301cm" svg:y="10.4cm">
          <draw:text-box>
            <text:p text:style-name="P4">webapp</text:p>
          </draw:text-box>
        </draw:frame>
        <draw:frame draw:style-name="gr11" draw:text-style-name="P6" draw:layer="layout" svg:width="1.903cm" svg:height="0.916cm" svg:x="8.402cm" svg:y="4.5cm">
          <draw:text-box>
            <text:p text:style-name="P5"><text:span text:style-name="T2">main()</text:span></text:p>
          </draw:text-box>
        </draw:frame>
        <draw:frame draw:style-name="gr10" draw:text-style-name="P4" draw:layer="layout" svg:width="3.042cm" svg:height="0.916cm" svg:x="13.902cm" svg:y="7.1cm">
          <draw:text-box>
            <text:p text:style-name="P4">persistence</text:p>
          </draw:text-box>
        </draw:frame>
        <draw:frame draw:style-name="gr10" draw:text-style-name="P4" draw:layer="layout" svg:width="2.327cm" svg:height="0.916cm" svg:x="12.703cm" svg:y="11.1cm">
          <draw:text-box>
            <text:p text:style-name="P4">services</text:p>
          </draw:text-box>
        </draw:frame>
        <draw:ellipse draw:style-name="gr12" draw:text-style-name="P7" draw:layer="layout" svg:width="2.247cm" svg:height="1.4cm" svg:x="8.601cm" svg:y="6.8cm">
          <text:p text:style-name="P7">domain<text:line-break/>object</text:p>
        </draw:ellipse>
        <draw:connector draw:style-name="gr13" draw:text-style-name="P3" draw:layer="layout" draw:type="curve" svg:x1="15.8cm" svg:y1="5.25cm" svg:x2="20.401cm" svg:y2="3.2cm" draw:start-shape="id9" draw:start-glue-point="1" draw:end-shape="id10" draw:end-glue-point="3" svg:d="m15800 5250c3451 0 1151-2050 4601-2050">
          <text:p/>
        </draw:connector>
        <draw:connector draw:style-name="gr14" draw:text-style-name="P3" draw:layer="layout" draw:type="curve" svg:x1="17.3cm" svg:y1="8.05cm" svg:x2="20.401cm" svg:y2="10.1cm" draw:start-shape="id11" draw:start-glue-point="1" draw:end-shape="id12" draw:end-glue-point="3" svg:d="m17300 8050c2326 0 776 2050 3101 2050">
          <text:p/>
        </draw:connector>
        <draw:connector draw:style-name="gr15" draw:text-style-name="P3" draw:layer="layout" draw:type="curve" svg:x1="17.3cm" svg:y1="8.05cm" svg:x2="20.401cm" svg:y2="7.1cm" draw:start-shape="id11" draw:start-glue-point="1" draw:end-shape="id13" draw:end-glue-point="3" svg:d="m17300 8050c2326 0 776-950 3101-950">
          <text:p/>
        </draw:connector>
        <draw:connector draw:style-name="gr16" draw:text-style-name="P3" draw:layer="layout" draw:type="curve" svg:x1="15.8cm" svg:y1="5.25cm" svg:x2="20.401cm" svg:y2="4.7cm" draw:start-shape="id9" draw:start-glue-point="1" draw:end-shape="id14" draw:end-glue-point="3" svg:d="m15800 5250c3451 0 1151-550 4601-550">
          <text:p/>
        </draw:connector>
        <draw:connector draw:style-name="gr17" draw:text-style-name="P3" draw:layer="layout" draw:type="curve" svg:x1="15.1cm" svg:y1="12.15cm" svg:x2="16.951cm" svg:y2="15.3cm" draw:start-shape="id15" draw:start-glue-point="1" draw:end-shape="id16" draw:end-glue-point="0" svg:d="m15100 12150c1234 0 1851 1050 1851 3150">
          <text:p/>
        </draw:connector>
        <draw:connector draw:style-name="gr18" draw:text-style-name="P3" draw:layer="layout" draw:type="curve" svg:x1="17.3cm" svg:y1="8.05cm" svg:x2="20.401cm" svg:y2="8.6cm" draw:start-shape="id11" draw:start-glue-point="1" draw:end-shape="id17" svg:d="m17300 8050c2326 0 776 550 3101 550">
          <text:p/>
        </draw:connector>
        <draw:connector draw:style-name="gr19" draw:text-style-name="P3" draw:layer="layout" draw:type="curve" svg:x1="4.201cm" svg:y1="14.9cm" svg:x2="7.8cm" svg:y2="10.65cm" draw:start-shape="id18" draw:start-glue-point="1" draw:end-shape="id2" draw:end-glue-point="3" svg:d="m4201 14900c2700 0 901-4250 3599-4250">
          <text:p/>
        </draw:connector>
        <draw:connector draw:style-name="gr20" draw:text-style-name="P3" draw:layer="layout" draw:type="curve" svg:x1="4.201cm" svg:y1="3.6cm" svg:x2="7.8cm" svg:y2="5.25cm" draw:start-shape="id19" draw:start-glue-point="1" draw:end-shape="id5" draw:end-glue-point="3" svg:d="m4201 3600c2700 0 901 1650 3599 1650">
          <text:p/>
        </draw:connector>
        <draw:rect draw:style-name="gr21" draw:text-style-name="P8" draw:id="id19" draw:layer="layout" svg:width="3.5cm" svg:height="1.4cm" svg:x="0.701cm" svg:y="2.9cm">
          <text:p text:style-name="P8">Sockets<text:line-break/>Remoting <text:span text:style-name="T3">(server)</text:span></text:p>
        </draw:rect>
        <draw:rect draw:style-name="gr22" draw:text-style-name="P2" draw:id="id7" draw:layer="layout" svg:width="3.5cm" svg:height="1.4cm" svg:x="0.701cm" svg:y="1.4cm">
          <text:p text:style-name="P1"><text:span text:style-name="T1">DnD</text:span><text:span text:style-name="T1"><text:line-break/></text:span><text:span text:style-name="T1">viewer</text:span></text:p>
        </draw:rect>
        <draw:rect draw:style-name="gr23" draw:text-style-name="P2" draw:id="id8" draw:layer="layout" svg:width="3.5cm" svg:height="1.4cm" svg:x="0.701cm" svg:y="8.2cm">
          <text:p text:style-name="P1"><text:span text:style-name="T1">HTTP</text:span><text:span text:style-name="T1"><text:line-break/></text:span><text:span text:style-name="T1">Remoting </text:span><text:span text:style-name="T4">(server)</text:span></text:p>
        </draw:rect>
        <draw:rect draw:style-name="gr24" draw:text-style-name="P2" draw:id="id3" draw:layer="layout" svg:width="3.5cm" svg:height="1.4cm" svg:x="0.7cm" svg:y="9.7cm">
          <text:p text:style-name="P1"><text:span text:style-name="T1">HTML</text:span><text:span text:style-name="T1"><text:line-break/></text:span><text:span text:style-name="T1">viewer</text:span></text:p>
        </draw:rect>
        <draw:rect draw:style-name="gr25" draw:text-style-name="P2" draw:id="id1" draw:layer="layout" svg:width="3.5cm" svg:height="1.4cm" svg:x="0.701cm" svg:y="11.2cm">
          <text:p text:style-name="P1"><text:span text:style-name="T1">Scimpi</text:span><text:span text:style-name="T1"><text:line-break/></text:span><text:span text:style-name="T1">viewer</text:span></text:p>
        </draw:rect>
        <draw:rect draw:style-name="gr26" draw:text-style-name="P2" draw:id="id6" draw:layer="layout" svg:width="3.5cm" svg:height="1.4cm" svg:x="0.7cm" svg:y="12.7cm">
          <text:p text:style-name="P1"><text:span text:style-name="T1">Wicket</text:span><text:span text:style-name="T1"><text:line-break/></text:span><text:span text:style-name="T1">viewer</text:span></text:p>
        </draw:rect>
        <draw:rect draw:style-name="gr27" draw:text-style-name="P2" draw:id="id18" draw:layer="layout" svg:width="3.5cm" svg:height="1.4cm" svg:x="0.701cm" svg:y="14.2cm">
          <text:p text:style-name="P1"><text:span text:style-name="T1">RESTful</text:span><text:span text:style-name="T1"><text:line-break/></text:span><text:span text:style-name="T1">viewer</text:span></text:p>
        </draw:rect>
        <draw:rect draw:style-name="gr28" draw:text-style-name="P2" draw:id="id20" draw:layer="layout" svg:width="3.5cm" svg:height="1.4cm" svg:x="0.7cm" svg:y="4.4cm">
          <text:p text:style-name="P1"><text:span text:style-name="T1">Headless</text:span><text:span text:style-name="T1"><text:line-break/></text:span><text:span text:style-name="T1">viewer</text:span></text:p>
        </draw:rect>
        <draw:rect draw:style-name="gr29" draw:text-style-name="P2" draw:id="id4" draw:layer="layout" svg:width="3.5cm" svg:height="1.4cm" svg:x="0.7cm" svg:y="5.9cm">
          <text:p text:style-name="P1"><text:span text:style-name="T1">Story</text:span><text:span text:style-name="T1"><text:line-break/></text:span><text:span text:style-name="T1">Testing</text:span></text:p>
        </draw:rect>
        <draw:rect draw:style-name="gr21" draw:text-style-name="P8" draw:id="id10" draw:layer="layout" svg:width="3.5cm" svg:height="1.4cm" svg:x="20.401cm" svg:y="2.5cm">
          <text:p text:style-name="P8">Sockets<text:line-break/>Remoting <text:span text:style-name="T3">(client)</text:span></text:p>
        </draw:rect>
        <draw:rect draw:style-name="gr21" draw:text-style-name="P8" draw:id="id13" draw:layer="layout" svg:width="3.5cm" svg:height="1.4cm" svg:x="20.401cm" svg:y="6.4cm">
          <text:p text:style-name="P8">In-memory<text:line-break/>Object Store</text:p>
        </draw:rect>
        <draw:rect draw:style-name="gr30" draw:text-style-name="P2" draw:id="id12" draw:layer="layout" svg:width="3.5cm" svg:height="1.4cm" svg:x="20.401cm" svg:y="9.4cm">
          <text:p text:style-name="P1"><text:span text:style-name="T1">SQL</text:span><text:span text:style-name="T1"><text:line-break/></text:span><text:span text:style-name="T1">Object Store</text:span></text:p>
        </draw:rect>
        <draw:rect draw:style-name="gr31" draw:text-style-name="P2" draw:id="id27" draw:layer="layout" svg:width="3.5cm" svg:height="1.4cm" svg:x="20.401cm" svg:y="10.9cm">
          <text:p text:style-name="P1"><text:span text:style-name="T1">JPA</text:span><text:span text:style-name="T1"><text:line-break/></text:span><text:span text:style-name="T1">Object Store</text:span></text:p>
        </draw:rect>
        <draw:rect draw:style-name="gr32" draw:text-style-name="P2" draw:id="id28" draw:layer="layout" svg:width="3.5cm" svg:height="1.4cm" svg:x="20.401cm" svg:y="12.4cm">
          <text:p text:style-name="P1"><text:span text:style-name="T1">Berkeley</text:span><text:span text:style-name="T1"><text:line-break/></text:span><text:span text:style-name="T1">Object Store</text:span></text:p>
        </draw:rect>
        <draw:rect draw:style-name="gr33" draw:text-style-name="P2" draw:id="id29" draw:layer="layout" svg:width="3.5cm" svg:height="1.4cm" svg:x="20.401cm" svg:y="13.9cm">
          <text:p text:style-name="P1"><text:span text:style-name="T1">CouchDB</text:span><text:span text:style-name="T1"><text:line-break/></text:span><text:span text:style-name="T1">Object Store</text:span></text:p>
        </draw:rect>
        <draw:rect draw:style-name="gr21" draw:text-style-name="P8" draw:id="id24" draw:layer="layout" svg:width="3.5cm" svg:height="1.4cm" svg:x="6.401cm" svg:y="0.4cm">
          <text:p text:style-name="P8">File<text:line-break/>Auth Mgr</text:p>
        </draw:rect>
        <draw:rect draw:style-name="gr34" draw:text-style-name="P2" draw:id="id25" draw:layer="layout" svg:width="3.5cm" svg:height="1.4cm" svg:x="10.001cm" svg:y="0.4cm">
          <text:p text:style-name="P1"><text:span text:style-name="T1">LDAP</text:span><text:span text:style-name="T1"><text:line-break/></text:span><text:span text:style-name="T1">Auth Mgr</text:span></text:p>
        </draw:rect>
        <draw:rect draw:style-name="gr35" draw:text-style-name="P2" draw:id="id14" draw:layer="layout" svg:width="3.5cm" svg:height="1.4cm" svg:x="20.401cm" svg:y="4cm">
          <text:p text:style-name="P1"><text:span text:style-name="T1">HTTP</text:span><text:span text:style-name="T1"><text:line-break/></text:span><text:span text:style-name="T1">Remoting </text:span><text:span text:style-name="T4">(client)</text:span></text:p>
        </draw:rect>
        <draw:connector draw:style-name="gr36" draw:text-style-name="P3" draw:layer="layout" draw:type="curve" svg:x1="4.2cm" svg:y1="5.1cm" svg:x2="7.8cm" svg:y2="5.25cm" draw:start-shape="id20" draw:start-glue-point="1" draw:end-shape="id5" draw:end-glue-point="3" svg:d="m4200 5100c2700 0 900 150 3600 150">
          <text:p/>
        </draw:connector>
        <draw:rect draw:style-name="gr37" draw:text-style-name="P2" draw:id="id17" draw:layer="layout" svg:width="3.5cm" svg:height="1.4cm" svg:x="20.401cm" svg:y="7.9cm">
          <text:p text:style-name="P1"><text:span text:style-name="T1">XML</text:span><text:span text:style-name="T1"><text:line-break/></text:span><text:span text:style-name="T1">Object Store</text:span></text:p>
        </draw:rect>
        <draw:frame draw:style-name="gr10" draw:text-style-name="P4" draw:layer="layout" svg:width="2.428cm" svg:height="0.916cm" svg:x="13.002cm" svg:y="4.3cm">
          <draw:text-box>
            <text:p text:style-name="P4">remoting</text:p>
          </draw:text-box>
        </draw:frame>
        <draw:frame draw:style-name="gr10" draw:text-style-name="P4" draw:layer="layout" svg:width="2.949cm" svg:height="0.916cm" svg:x="8.902cm" svg:y="11.6cm">
          <draw:text-box>
            <text:p text:style-name="P4">metamodel</text:p>
          </draw:text-box>
        </draw:frame>
        <draw:frame draw:style-name="gr10" draw:text-style-name="P4" draw:layer="layout" svg:width="2.217cm" svg:height="0.916cm" svg:x="9.403cm" svg:y="3.3cm">
          <draw:text-box>
            <text:p text:style-name="P4">security</text:p>
          </draw:text-box>
        </draw:frame>
        <draw:rect draw:style-name="gr38" draw:text-style-name="P10" draw:id="id22" draw:layer="layout" svg:width="3.5cm" svg:height="1.4cm" svg:x="6.301cm" svg:y="15.3cm">
          <text:p text:style-name="P9"><text:span text:style-name="T5">Java5</text:span><text:span text:style-name="T5"><text:line-break/></text:span><text:span text:style-name="T5">Prog Model</text:span></text:p>
        </draw:rect>
        <draw:rect draw:style-name="gr39" draw:text-style-name="P2" draw:id="id26" draw:layer="layout" svg:width="3.5cm" svg:height="1.4cm" svg:x="9.901cm" svg:y="15.3cm">
          <text:p text:style-name="P1"><text:span text:style-name="T1">Groovy</text:span><text:span text:style-name="T1"><text:line-break/></text:span><text:span text:style-name="T1">Prog Model</text:span></text:p>
        </draw:rect>
        <draw:connector draw:style-name="gr40" draw:text-style-name="P3" draw:layer="layout" draw:type="curve" svg:x1="10.05cm" svg:y1="13cm" svg:x2="8.051cm" svg:y2="15.3cm" draw:start-shape="id21" draw:start-glue-point="2" draw:end-shape="id22" draw:end-glue-point="0" svg:d="m10050 13000c0 1725-1999 575-1999 2300">
          <text:p/>
        </draw:connector>
        <draw:connector draw:style-name="gr41" draw:text-style-name="P3" draw:layer="layout" draw:type="curve" svg:x1="10.05cm" svg:y1="3.1cm" svg:x2="8.151cm" svg:y2="1.8cm" draw:start-shape="id23" draw:start-glue-point="0" draw:end-shape="id24" draw:end-glue-point="2" svg:d="m10050 3100c0-975-1899-325-1899-1300">
          <text:p/>
        </draw:connector>
        <draw:connector draw:style-name="gr42" draw:text-style-name="P3" draw:layer="layout" draw:type="curve" svg:x1="10.05cm" svg:y1="3.1cm" svg:x2="11.751cm" svg:y2="1.8cm" draw:start-shape="id23" draw:start-glue-point="0" draw:end-shape="id25" draw:end-glue-point="2" svg:d="m10050 3100c0-975 1701-325 1701-1300">
          <text:p/>
        </draw:connector>
        <draw:connector draw:style-name="gr43" draw:text-style-name="P3" draw:layer="layout" draw:type="curve" svg:x1="10.05cm" svg:y1="13cm" svg:x2="11.651cm" svg:y2="15.3cm" draw:start-shape="id21" draw:start-glue-point="2" draw:end-shape="id26" draw:end-glue-point="0" svg:d="m10050 13000c0 1725 1601 575 1601 2300">
          <text:p/>
        </draw:connector>
        <draw:rect draw:style-name="gr44" draw:text-style-name="P7" draw:layer="layout" svg:width="1.799cm" svg:height="0.3cm" svg:x="18.102cm" svg:y="0.9cm">
          <text:p/>
        </draw:rect>
        <draw:frame draw:style-name="gr45" draw:text-style-name="P11" draw:layer="layout" svg:width="1.281cm" svg:height="0.729cm" svg:x="16.504cm" svg:y="0.201cm">
          <draw:text-box>
            <text:p text:style-name="P11">key:</text:p>
          </draw:text-box>
        </draw:frame>
        <draw:frame draw:style-name="gr45" draw:text-style-name="P12" draw:layer="layout" svg:width="3.423cm" svg:height="0.818cm" svg:x="19.905cm" svg:y="0.102cm">
          <draw:text-box>
            <text:p text:style-name="P12">core framework</text:p>
          </draw:text-box>
        </draw:frame>
        <draw:frame draw:style-name="gr46" draw:text-style-name="P14" draw:layer="layout" svg:width="2.369cm" svg:height="0.818cm" svg:x="19.905cm" svg:y="0.603cm">
          <draw:text-box>
            <text:p text:style-name="P13"><text:span text:style-name="T6">alternates</text:span></text:p>
          </draw:text-box>
        </draw:frame>
        <draw:circle draw:style-name="gr47" draw:text-style-name="P3" draw:id="id2" draw:layer="layout" svg:width="0.5cm" svg:height="0.5cm" svg:x="7.8cm" svg:y="10.4cm">
          <text:p/>
        </draw:circle>
        <draw:circle draw:style-name="gr48" draw:text-style-name="P3" draw:id="id23" draw:layer="layout" svg:width="0.5cm" svg:height="0.5cm" svg:x="9.8cm" svg:y="3.1cm">
          <text:p/>
        </draw:circle>
        <draw:circle draw:style-name="gr49" draw:text-style-name="P3" draw:id="id9" draw:layer="layout" svg:width="0.5cm" svg:height="0.5cm" svg:x="15.3cm" svg:y="5cm">
          <text:p/>
        </draw:circle>
        <draw:circle draw:style-name="gr50" draw:text-style-name="P3" draw:id="id11" draw:layer="layout" svg:width="0.5cm" svg:height="0.5cm" svg:x="16.8cm" svg:y="7.8cm">
          <text:p/>
        </draw:circle>
        <draw:connector draw:style-name="gr51" draw:text-style-name="P3" draw:layer="layout" draw:type="curve" svg:x1="17.3cm" svg:y1="8.05cm" svg:x2="20.401cm" svg:y2="11.6cm" draw:start-shape="id11" draw:start-glue-point="1" draw:end-shape="id27" svg:d="m17300 8050c2326 0 776 3550 3101 3550">
          <text:p/>
        </draw:connector>
        <draw:connector draw:style-name="gr52" draw:text-style-name="P3" draw:layer="layout" draw:type="curve" svg:x1="17.3cm" svg:y1="8.05cm" svg:x2="20.401cm" svg:y2="13.1cm" draw:start-shape="id11" draw:start-glue-point="1" draw:end-shape="id28" svg:d="m17300 8050c2326 0 776 5050 3101 5050">
          <text:p/>
        </draw:connector>
        <draw:connector draw:style-name="gr53" draw:text-style-name="P3" draw:layer="layout" draw:type="curve" svg:x1="17.3cm" svg:y1="8.05cm" svg:x2="20.401cm" svg:y2="14.6cm" draw:start-shape="id11" draw:start-glue-point="1" draw:end-shape="id29" svg:d="m17300 8050c2326 0 776 6550 3101 6550">
          <text:p/>
        </draw:connector>
        <draw:circle draw:style-name="gr54" draw:text-style-name="P3" draw:id="id21" draw:layer="layout" svg:width="0.5cm" svg:height="0.5cm" svg:x="9.8cm" svg:y="12.5cm">
          <text:p/>
        </draw:circle>
        <draw:circle draw:style-name="gr55" draw:text-style-name="P3" draw:id="id15" draw:layer="layout" svg:width="0.5cm" svg:height="0.5cm" svg:x="14.6cm" svg:y="11.9cm">
          <text:p/>
        </draw:circle>
        <draw:rect draw:style-name="gr56" draw:text-style-name="P7" draw:layer="layout" svg:width="1.799cm" svg:height="0.3cm" svg:x="18.103cm" svg:y="1.4cm">
          <text:p/>
        </draw:rect>
        <draw:rect draw:style-name="gr57" draw:text-style-name="P7" draw:layer="layout" svg:width="1.799cm" svg:height="0.3cm" svg:x="18.104cm" svg:y="0.4cm">
          <text:p/>
        </draw:rect>
        <draw:frame draw:style-name="gr58" draw:text-style-name="P14" draw:layer="layout" svg:width="4.088cm" svg:height="0.818cm" svg:x="19.906cm" svg:y="1.103cm">
          <draw:text-box>
            <text:p text:style-name="P13"><text:span text:style-name="T6">application-specific</text:span></text:p>
          </draw:text-box>
        </draw:frame>
        <draw:rect draw:style-name="gr59" draw:text-style-name="P2" draw:id="id16" draw:layer="layout" svg:width="3.5cm" svg:height="1.4cm" svg:x="15.201cm" svg:y="15.3cm">
          <text:p text:style-name="P1"><text:span text:style-name="T1">Domain</text:span><text:span text:style-name="T1"><text:line-break/></text:span><text:span text:style-name="T1">Service</text:span></text:p>
        </draw:rect>
        <draw:ellipse draw:style-name="gr12" draw:text-style-name="P7" draw:layer="layout" svg:width="2.247cm" svg:height="1.4cm" svg:x="12.002cm" svg:y="5.8cm">
          <text:p text:style-name="P7">domain<text:line-break/>object</text:p>
        </draw:ellipse>
        <draw:ellipse draw:style-name="gr12" draw:text-style-name="P7" draw:layer="layout" svg:width="2.247cm" svg:height="1.4cm" svg:x="11.403cm" svg:y="8.5cm">
          <text:p text:style-name="P7">domain<text:line-break/>object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2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 Haywood</meta:initial-creator>
    <meta:creation-date>2010-05-14T12:53:25</meta:creation-date>
    <dc:date>2010-09-13T09:15:48.55</dc:date>
    <dc:creator>Dan Haywood</dc:creator>
    <meta:editing-duration>PT01H19M11S</meta:editing-duration>
    <meta:editing-cycles>3</meta:editing-cycles>
    <meta:generator>OpenOffice.org/3.2$Win32 OpenOffice.org_project/320m18$Build-9502</meta:generator>
    <meta:document-statistic meta:object-count="70"/>
  </office:meta>
</office:document-meta>
</file>